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251cm" style:auto-text-indent="false" style:page-number="auto" fo:background-color="transparent"/>
      <style:text-properties style:font-name="Times New Roman" fo:font-size="14pt" officeooo:rsid="00010ace" officeooo:paragraph-rsid="00010ace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officeooo:rsid="00010ace" officeooo:paragraph-rsid="00010ace" style:font-size-asian="12.25pt" style:font-size-complex="14pt"/>
    </style:style>
    <style:style style:name="P3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paragraph-rsid="00010ace"/>
    </style:style>
    <style:style style:name="P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style:font-name="Times New Roman" fo:font-size="14pt" officeooo:rsid="00010ace" officeooo:paragraph-rsid="00010ace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line-height="150%" fo:text-align="justify" style:justify-single-word="false" fo:text-indent="1.251cm" style:auto-text-indent="false" fo:background-color="transparent"/>
      <style:text-properties style:font-name="Times New Roman" fo:font-size="14pt" officeooo:rsid="00010ace" officeooo:paragraph-rsid="00010ace" style:font-size-asian="12.25pt" style:font-size-complex="14pt"/>
    </style:style>
    <style:style style:name="P6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Times New Roman" fo:font-size="14pt" officeooo:rsid="00010ace" officeooo:paragraph-rsid="00010ace" style:font-size-asian="12.25pt" style:font-size-complex="14pt"/>
    </style:style>
    <style:style style:name="P7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Times New Roman" fo:font-size="14pt" officeooo:rsid="00023311" officeooo:paragraph-rsid="00023311" style:font-size-asian="12.25pt" style:font-size-complex="14pt"/>
    </style:style>
    <style:style style:name="P8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rsid="00010ace" officeooo:paragraph-rsid="00010ace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10ace" style:font-size-asian="12.25pt" style:font-size-complex="14pt"/>
    </style:style>
    <style:style style:name="T3" style:family="text">
      <style:text-properties style:font-name="Times New Roman" fo:font-size="14pt" fo:background-color="#ffffff" loext:char-shading-value="0" style:font-size-asian="12.25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алитическая записка</text:p>
      <text:p text:style-name="P2">Наименование проекта: NeuroKanban.</text:p>
      <text:p text:style-name="P2">Целевая аудитория: небольшие группы людей.</text:p>
      <text:p text:style-name="P2">Назначение проекта: обеспечение платформы для управления проектами небольшиъ групп людей, используя парадигму канбан.</text:p>
      <text:p text:style-name="P2">Основной функционал: </text:p>
      <text:list text:style-name="L1">
        <text:list-item>
          <text:p text:style-name="P4">создание и редактирование «досок» проектов;</text:p>
        </text:list-item>
        <text:list-item>
          <text:p text:style-name="P4">создание и редактирование групп задач на «досках»;</text:p>
        </text:list-item>
        <text:list-item>
          <text:p text:style-name="P4">создание, редактирование, перемещение задач между группами на «досках».</text:p>
        </text:list-item>
      </text:list>
      <text:p text:style-name="P5">Описание взаимодейтсвия с потенциальным пользователем: Потенциальный пользователь после попадания на приветственную страницу веб-сайта может перейти на страницу авторизации, после которой попадает на экран выбора «досок» проектов, имея также возможность создать эту «доску». После выбора/создания «доски» пользователь может создать, либо взаимодейтсвовать с задачами, размещенными в группах. При желании могут быть созданы новые группы задач, либо удалены/отредактированы уже имеющиеся. Задачи могут быть перемещены с одной группы задач в другую группу, либо же отредактированы/удалены с доски.</text:p>
      <text:p text:style-name="P5">Возможные аналоги:</text:p>
      <text:list text:style-name="L2">
        <text:list-item>
          <text:p text:style-name="P3"><text:span text:style-name="T2">Trello - </text:span><text:span text:style-name="T1">облачная программа для управления проектами небольших групп, разработанная Fog Creek Software. </text:span><text:span text:style-name="T2">Минусы:</text:span></text:p>
          <text:list>
            <text:list-item>
              <text:p text:style-name="P6">Прекращение работы на территории Российской Федерации;</text:p>
            </text:list-item>
            <text:list-item>
              <text:p text:style-name="P6">Наличие платного функционала;</text:p>
            </text:list-item>
            <text:list-item>
              <text:p text:style-name="P6">Коммерческий проект с закрытым исходным кодом;</text:p>
            </text:list-item>
          </text:list>
        </text:list-item>
        <text:list-item>
          <text:p text:style-name="P3"><text:span text:style-name="T2">YouTrack — </text:span><text:span text:style-name="T1">коммерческая </text:span><text:span text:style-name="T3">система отслеживания ошибок</text:span><text:span text:style-name="T1">, </text:span><text:span text:style-name="T3">программное обеспечение для управления проектами</text:span><text:span text:style-name="T1">, разработанное компанией </text:span><text:span text:style-name="T3">JetBrains</text:span><text:span text:style-name="T1">. </text:span><text:span text:style-name="T2">Минусы:</text:span></text:p>
          <text:list>
            <text:list-item>
              <text:p text:style-name="P6">Коммерческий проект с закрытым исходным кодом;</text:p>
            </text:list-item>
            <text:list-item>
              <text:p text:style-name="P8"><text:soft-page-break/><text:span text:style-name="T1">Наличие платного использования для более 10 человек, либо закрытого проекта;</text:span></text:p>
            </text:list-item>
            <text:list-item>
              <text:p text:style-name="P6">Отсутствие возможности приобретения платного функциона на территории Российской Федерации;</text:p>
            </text:list-item>
          </text:list>
        </text:list-item>
        <text:list-item>
          <text:p text:style-name="P3"><text:span text:style-name="T2">Jira — </text:span><text:span text:style-name="T1">коммерческая </text:span><text:span text:style-name="T3">система отслеживания ошибок</text:span><text:span text:style-name="T1">, предназначена для организации взаимодействия с пользователями, хотя в некоторых случаях используется и для </text:span><text:span text:style-name="T3">управления проектами</text:span><text:span text:style-name="T1">. </text:span><text:span text:style-name="T2">Минусы:</text:span></text:p>
          <text:list>
            <text:list-item>
              <text:p text:style-name="P6">Проприетарное программное обеспечение с закрытым исходным кодом;</text:p>
            </text:list-item>
            <text:list-item>
              <text:p text:style-name="P6">Прекращение работы на территории Российской Федерации;</text:p>
            </text:list-item>
            <text:list-item>
              <text:p text:style-name="P6">Наличие платного функционала;</text:p>
            </text:list-item>
          </text:list>
        </text:list-item>
        <text:list-item>
          <text:p text:style-name="P3"><text:span text:style-name="T2">Kaiten - р</text:span><text:span text:style-name="T1">оссийский сервис для совместной работы команд. </text:span><text:span text:style-name="T2">Минусы:</text:span></text:p>
          <text:list>
            <text:list-item>
              <text:p text:style-name="P6">Проприетарное программное обеспечение с закрытым исходным кодом;</text:p>
            </text:list-item>
            <text:list-item>
              <text:p text:style-name="P6">Наличие платного функционала.</text:p>
            </text:list-item>
          </text:list>
        </text:list-item>
        <text:list-item>
          <text:p text:style-name="P7">Технологический стек — TypeScript React + SCSS на пользотельской части и Express + Prisma + socket.io на серверной части, развернутой на веб-сервисе Nginx. Вся система разворачивается при помощи Docker контейнеров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32:17.829830360</meta:creation-date>
    <dc:date>2023-09-11T19:02:22.866899995</dc:date>
    <meta:editing-duration>PT1H18M55S</meta:editing-duration>
    <meta:editing-cycles>2</meta:editing-cycles>
    <meta:generator>LibreOffice/7.6.0.3$Linux_X86_64 LibreOffice_project/60$Build-3</meta:generator>
    <meta:document-statistic meta:table-count="0" meta:image-count="0" meta:object-count="0" meta:page-count="2" meta:paragraph-count="26" meta:word-count="292" meta:character-count="2346" meta:non-whitespace-character-count="2095"/>
  </office:meta>
</office:document-meta>
</file>